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
    <style:font-face style:name="Arial" svg:font-family="Arial, Helvetica, sans-serif"/>
    <style:font-face style:name="Arial2" svg:font-family="Arial, Helvetica, sarif"/>
    <style:font-face style:name="Lohit Devanagari1" svg:font-family="'Lohit Devanagari'"/>
    <style:font-face style:name="ariaal" svg:font-family="ariaa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paragraph-rsid="00141371" fo:background-color="#ffffff"/>
    </style:style>
    <style:style style:name="P2" style:family="paragraph" style:parent-style-name="Standard">
      <style:paragraph-properties fo:text-align="justify" style:justify-single-word="false"/>
      <style:text-properties style:font-name="Arial" fo:font-weight="bold" officeooo:paragraph-rsid="00141371" fo:background-color="#ffffff" style:font-weight-asian="bold" style:font-weight-complex="bold"/>
    </style:style>
    <style:style style:name="P3" style:family="paragraph" style:parent-style-name="Standard">
      <style:paragraph-properties fo:text-align="justify" style:justify-single-word="false"/>
      <style:text-properties style:font-name="Arial" fo:font-weight="bold" officeooo:paragraph-rsid="00141371" style:font-weight-asian="bold" style:font-weight-complex="bold"/>
    </style:style>
    <style:style style:name="P4" style:family="paragraph" style:parent-style-name="Standard">
      <style:paragraph-properties fo:text-align="justify" style:justify-single-word="false"/>
      <style:text-properties style:font-name="Arial" officeooo:paragraph-rsid="00141371"/>
    </style:style>
    <style:style style:name="P5" style:family="paragraph" style:parent-style-name="Standard">
      <style:paragraph-properties fo:text-align="justify" style:justify-single-word="false"/>
      <style:text-properties style:font-name="Arial" fo:font-style="normal" fo:font-weight="bold" officeooo:paragraph-rsid="00141371"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style:font-name="Arial" fo:font-size="12pt" officeooo:paragraph-rsid="00141371" style:font-size-asian="12pt" style:font-size-complex="12pt"/>
    </style:style>
    <style:style style:name="P7" style:family="paragraph" style:parent-style-name="Standard">
      <style:paragraph-properties fo:text-align="justify" style:justify-single-word="false"/>
      <style:text-properties fo:color="#000000" style:font-name="Arial" fo:font-size="12pt" fo:font-style="normal" fo:font-weight="bold" officeooo:rsid="0014339e" officeooo:paragraph-rsid="0014339e" style:font-size-asian="10.5pt" style:font-style-asian="normal" style:font-weight-asian="bold" style:font-size-complex="12pt" style:font-style-complex="normal"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style:font-name="Arial1" fo:font-size="12pt" fo:font-weight="bold" officeooo:paragraph-rsid="0014339e"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Arial1" fo:font-size="12pt" fo:font-weight="bold" officeooo:paragraph-rsid="0017439f"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6pt" fo:language="en" fo:country="US" style:text-underline-style="solid" style:text-underline-width="auto" style:text-underline-color="font-color" fo:font-weight="bold" officeooo:paragraph-rsid="0014339e" style:font-size-asian="16pt" style:font-weight-asian="bold" style:font-size-complex="16pt" style:font-weight-complex="bold"/>
    </style:style>
    <style:style style:name="P12" style:family="paragraph" style:parent-style-name="Text_20_body">
      <style:paragraph-properties fo:text-align="justify" style:justify-single-word="false"/>
      <style:text-properties style:font-name="Arial" fo:font-size="16pt" fo:language="en" fo:country="US" style:text-underline-style="solid" style:text-underline-width="auto" style:text-underline-color="font-color" fo:font-weight="bold" fo:background-color="#ffffff" style:font-size-asian="16pt" style:font-weight-asian="bold" style:font-size-complex="16pt" style:font-weight-complex="bold"/>
    </style:style>
    <style:style style:name="P13" style:family="paragraph" style:parent-style-name="Text_20_body">
      <style:paragraph-properties fo:text-align="justify" style:justify-single-word="false"/>
      <style:text-properties style:font-name="Arial" fo:font-size="12pt" fo:language="en" fo:country="US" fo:font-weight="bold" fo:background-color="#ffffff"/>
    </style:style>
    <style:style style:name="P14" style:family="paragraph" style:parent-style-name="Text_20_body">
      <style:paragraph-properties fo:margin-top="0in" fo:margin-bottom="0in" loext:contextual-spacing="false" fo:text-align="justify" style:justify-single-word="false"/>
      <style:text-properties style:font-name="Arial" fo:font-size="12pt" fo:font-weight="bold" fo:background-color="#ffffff"/>
    </style:style>
    <style:style style:name="P15" style:family="paragraph" style:parent-style-name="Text_20_body">
      <style:paragraph-properties fo:margin-top="0in" fo:margin-bottom="0in" loext:contextual-spacing="false" fo:text-align="justify" style:justify-single-word="false"/>
      <style:text-properties style:font-name="Arial" fo:font-size="12pt" fo:font-weight="normal" fo:background-color="#ffffff" style:font-weight-asian="normal" style:font-weight-complex="normal"/>
    </style:style>
    <style:style style:name="P16" style:family="paragraph" style:parent-style-name="Text_20_body">
      <style:paragraph-properties fo:margin-top="0in" fo:margin-bottom="0in" loext:contextual-spacing="false" fo:text-align="justify" style:justify-single-word="false"/>
      <style:text-properties style:font-name="Arial" fo:font-size="12pt" fo:font-weight="normal" style:font-weight-asian="normal" style:font-weight-complex="normal"/>
    </style:style>
    <style:style style:name="P17" style:family="paragraph" style:parent-style-name="Text_20_body">
      <style:paragraph-properties fo:margin-top="0in" fo:margin-bottom="0in" loext:contextual-spacing="false" fo:text-align="justify" style:justify-single-word="false"/>
      <style:text-properties style:font-name="Arial"/>
    </style:style>
    <style:style style:name="P18" style:family="paragraph" style:parent-style-name="Text_20_body">
      <style:paragraph-properties fo:margin-top="0in" fo:margin-bottom="0in" loext:contextual-spacing="false" fo:text-align="justify" style:justify-single-word="false"/>
      <style:text-properties style:font-name="Arial" officeooo:paragraph-rsid="00141371"/>
    </style:style>
    <style:style style:name="P19" style:family="paragraph" style:parent-style-name="Text_20_body">
      <style:paragraph-properties fo:margin-top="0in" fo:margin-bottom="0in" loext:contextual-spacing="false" fo:text-align="justify" style:justify-single-word="false"/>
      <style:text-properties officeooo:paragraph-rsid="0014339e"/>
    </style:style>
    <style:style style:name="P20" style:family="paragraph" style:parent-style-name="Heading_20_3">
      <style:paragraph-properties fo:margin-top="0in" fo:margin-bottom="0in" loext:contextual-spacing="false" fo:text-align="justify" style:justify-single-word="false"/>
      <style:text-properties style:font-name="Arial" fo:font-size="12pt" fo:font-weight="bold" fo:background-color="#ffffff"/>
    </style:style>
    <style:style style:name="P21" style:family="paragraph" style:parent-style-name="Heading_20_5">
      <style:paragraph-properties fo:text-align="justify" style:justify-single-word="false" fo:padding="0in" fo:border="none"/>
    </style:style>
    <style:style style:name="P22" style:family="paragraph" style:parent-style-name="Heading_20_5">
      <style:paragraph-properties fo:text-align="justify" style:justify-single-word="false" fo:padding="0in" fo:border="none"/>
      <style:text-properties fo:color="#000000" style:font-name="Arial1" fo:font-size="12pt" fo:font-style="normal" fo:font-weight="normal" officeooo:rsid="0014339e" style:font-size-asian="12pt" style:font-style-asian="normal" style:font-weight-asian="normal" style:font-size-complex="12pt" style:font-style-complex="normal" style:font-weight-complex="normal"/>
    </style:style>
    <style:style style:name="P23" style:family="paragraph" style:parent-style-name="Heading_20_6">
      <style:paragraph-properties fo:text-align="justify" style:justify-single-word="false" fo:padding="0in" fo:border="none"/>
    </style:style>
    <style:style style:name="T1" style:family="text">
      <style:text-properties officeooo:rsid="00141371"/>
    </style:style>
    <style:style style:name="T2" style:family="text">
      <style:text-properties fo:font-weight="bold" style:font-weight-asian="bold" style:font-weight-complex="bold"/>
    </style:style>
    <style:style style:name="T3" style:family="text">
      <style:text-properties fo:font-weight="bold" officeooo:rsid="00141371" style:font-weight-asian="bold" style:font-weight-complex="bold"/>
    </style:style>
    <style:style style:name="T4" style:family="text">
      <style:text-properties fo:font-weight="bold" officeooo:rsid="00141371" fo:background-color="#ffffff" loext:char-shading-value="0" style:font-weight-asian="bold" style:font-weight-complex="bold"/>
    </style:style>
    <style:style style:name="T5" style:family="text">
      <style:text-properties fo:background-color="#ffffff" loext:char-shading-value="0"/>
    </style:style>
    <style:style style:name="T6" style:family="text">
      <style:text-properties officeooo:rsid="00141371" fo:background-color="#ffffff" loext:char-shading-value="0"/>
    </style:style>
    <style:style style:name="T7" style:family="text">
      <style:text-properties officeooo:rsid="00182880" fo:background-color="#ffffff" loext:char-shading-value="0"/>
    </style:style>
    <style:style style:name="T8" style:family="text">
      <style:text-properties style:font-name="Arial" fo:font-size="12pt" fo:font-weight="normal" fo:background-color="#ffffff" loext:char-shading-value="0" style:font-weight-asian="normal" style:font-weight-complex="normal"/>
    </style:style>
    <style:style style:name="T9" style:family="text">
      <style:text-properties style:font-name="Arial" fo:font-style="normal" officeooo:rsid="0014339e" style:font-style-asian="normal" style:font-style-complex="normal"/>
    </style:style>
    <style:style style:name="T10" style:family="text">
      <style:text-properties officeooo:rsid="0014339e"/>
    </style:style>
    <style:style style:name="T11" style:family="text">
      <style:text-properties fo:color="#000000" fo:font-weight="normal" style:font-weight-asian="normal" style:font-weight-complex="normal"/>
    </style:style>
    <style:style style:name="T12" style:family="text">
      <style:text-properties fo:color="#000000" fo:font-style="normal" fo:font-weight="normal" officeooo:rsid="0014339e" style:font-style-asian="normal" style:font-weight-asian="normal" style:font-style-complex="normal" style:font-weight-complex="normal"/>
    </style:style>
    <style:style style:name="T13" style:family="text">
      <style:text-properties fo:color="#000000" style:font-name="Arial1"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fo:color="#000000" fo:font-size="20pt" fo:font-style="normal" fo:font-weight="normal" officeooo:rsid="0014339e" style:font-size-asian="20pt" style:font-style-asian="normal" style:font-weight-asian="normal" style:font-size-complex="20pt" style:font-style-complex="normal" style:font-weight-complex="normal"/>
    </style:style>
    <style:style style:name="T15" style:family="text">
      <style:text-properties style:font-name="Arial1"/>
    </style:style>
    <style:style style:name="T16" style:family="text">
      <style:text-properties style:font-name="Arial1" fo:font-size="12pt" fo:font-weight="normal" fo:background-color="#ffffff" loext:char-shading-value="0" style:font-weight-asian="normal" style:font-weight-complex="normal"/>
    </style:style>
    <style:style style:name="T17" style:family="text">
      <style:text-properties style:font-name="Arial1" officeooo:rsid="00182880"/>
    </style:style>
    <style:style style:name="T18" style:family="text">
      <style:text-properties style:font-name="Arial1" fo:background-color="#ffffff" loext:char-shading-value="0"/>
    </style:style>
    <style:style style:name="T19" style:family="text">
      <style:text-properties officeooo:rsid="001743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he influence of Immanuel Kant for others</text:p>
      <text:p text:style-name="P17"/>
      <text:p text:style-name="P18"><text:span text:style-name="T5"><text:tab/>Perjalanan Kant sebagai seorang filosof dibagi menjadi dua periode, yakni pra kritis dan periode kritis. Ketika zaman kritis, Kant menganut pendirian rasionalistis-dogmatisme yang yang dilancarkan oleh wolf dan kawan-kawannya.Rasionalisme-dogmatis ialah filsafat yang mempercayai secara mentah-mentah terhadap kemampuan rasio.</text:span></text:p>
      <text:p text:style-name="P18"><text:span text:style-name="T5"><text:tab/>Keadaan diatas berubah secara gradual ketika Kant bertemu dengan pemikiran empirisme David Hume.</text:span><text:span text:style-name="T7">B</text:span><text:span text:style-name="T5">agi Kant, Hume adalah musuh yang harus ditentang, disini pengaruh Rousseau terlihat dominan. P</text:span><text:span text:style-name="T7">e</text:span><text:span text:style-name="T5">riode inilah yang kemudian disebut p</text:span><text:span text:style-name="T7">e</text:span><text:span text:style-name="T5">riode kritis. Pada masa p</text:span><text:span text:style-name="T7">e</text:span><text:span text:style-name="T5">riode kedua ini, Kant justru merubah secara radikal wajah filsafat dengan gagasannya. </text:span></text:p>
      <text:p text:style-name="P8"/>
      <text:p text:style-name="P13">1. Criticism of Immanuel Kant on the Knowledge System.</text:p>
      <text:p text:style-name="P17"><text:tab/>Tujuan utama dari filsafat kritis Kant adalah untuk menunjukkan, bahwa manusia bisa memahami realitas alam (natural) dan moral dengan menggunakan akal budinya. Pengetahuan tentang alam dan moralitas itu berpijak pada hukum-hukum yang bersifat apriori, yakni hukum-hukum yang sudah ada sebelum pengalaman inderawi. Pengetahuan teoritis tentang alam berasal dari hukum-hukum apriori yang digabungkan dengan hukum-hukum alam obyektif. Sementara pengetahuan moral diperoleh dari hukum moral yang sudah tertanam di dalam hati nurani manusia. Kant menentang empirisme dan rasionalisme. </text:p>
      <text:p text:style-name="P17"/>
      <text:h text:style-name="P20" text:outline-level="3">2. The Systems and Methods of Science Offered by Immanuel Kant.</text:h>
      <text:p text:style-name="P14"/>
      <text:p text:style-name="P19"><text:span text:style-name="T8"><text:tab/></text:span><text:span text:style-name="T16">Filsafat Kant diarahkan untuk mengkombinasikan pandangan Rasionalime dan Empirisme. .</text:span><text:span text:style-name="T15">Immanuel Kant menyatakan bahwa pengetahuan manusia tidak melebihi dari pengalaman inderawinya. Hal ini bukan berarti bahwa pengetahuan hanya dari pengalaman, namun sintesis antara aperiori dan aposteriori. Sebab, menurutnya, dalam setiap proses mengetahui kedua unsur tersebut muncul bersamaan. Kant mengusung kembali metafisika dengan versi baru, berbeda dengan metafisika tradisional. Sebelumnya, metafisika tidak diakui oleh David Hume, salah s</text:span><text:span text:style-name="T17">atu</text:span><text:span text:style-name="T15"> filsuf yang berpengaruh pada pemikiran Kant, beraliran empirisme.</text:span><text:span text:style-name="T18">Untuk memperoleh pengetahuan rasional, Kant mengatakan rasio menempuh tiga tahap refleksi:</text:span></text:p>
      <text:p text:style-name="P1"/>
      <text:p text:style-name="P2"><text:span text:style-name="T19">a.</text:span>First of all is the level of sensory knowledge.</text:p>
      <text:p text:style-name="P1"/>
      <text:p text:style-name="P1"><text:tab/>sebagaiman diutarakan diatas, bahwa pada tahap inderawi sudah terdapat sintesis antara apriori dan aposteriori. Unsur apriori memainkan peranan bentuk dan unsur apesteriori memainkan peranan materi. Unsur apriori adalah ruang dan waktu sementara unsur apeteriori ialah sense dari fenomena yang ditangkap indera.</text:p>
      <text:p text:style-name="P1"/>
      <text:p text:style-name="P2">b. The second stage is the level of reason.</text:p>
      <text:p text:style-name="P2"/>
      <text:p text:style-name="P4"><text:span text:style-name="T5"><text:tab/>Kant membedakan antara akal budi dan rasio. Akal budi bertugas untuk menciptakan orde antara data-data yang didapat tahap inderawi. Bentuk linguistis pengetahuan akal budi adalah proposisi-proposisi atau keputusan-keputusan, disinilah proposisi analistis apriori dan sintesis aposteriori muncul.</text:span></text:p>
      <text:p text:style-name="P4"><text:span text:style-name="T4"/></text:p>
      <text:p text:style-name="P4"><text:span text:style-name="T4"/></text:p>
      <text:p text:style-name="P3"><text:soft-page-break/>c.The third stage is the ratio.</text:p>
      <text:p text:style-name="P3"/>
      <text:p text:style-name="P6"><text:tab/>Tugas rasio ialah menggabungkan putusan-putusan dari akal budi menjadi pengetahuan. Jadi pengetahuan ialah hasil sintesis dari keputusan-keputusan yang dihasilkan oleh tahap akal budi. Dari sini dihasilkan oleh orde argumen-argumen. Pada tahap ini, unsur -unsur apesteriori tidak diterima secara lansung, melainkan secara tidak langsung dari akal budi. Unsur apriori pada tahap ini adalah ide-ide yang mengatur proposisi-proposisi menjadi argumentasi. Ide-ide ini hanyalah cita-cita yang berguna untuk menjamin kesatuan dari segala bentuk pengetahuan kita. Inilah pengetahuan teoritis murni.</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oft-page-break/><text:span text:style-name="T9">That became an influence for Immanuel Kant</text:span></text:p>
      <text:p text:style-name="P10"><text:span text:style-name="T14"><text:tab/></text:span></text:p>
      <text:p text:style-name="P10"><text:span text:style-name="T14"><text:tab/></text:span><text:span text:style-name="T12">Immanuel Kant (1724-1804) merupakan salah satu filsuf besar Jerman abad ke-18 yang lahir pada 22 April 1724 di Konigsberg, Prussia Timur.</text:span><text:span text:style-name="T11">Ia berasal dari keluarga miskin. Kant memulai pendidikan formalnya di usia ke-8 tahun di Collegium Fridericianum. Ia seorang anak yang cerdas, karena kecerdasannya itulah ia berhasil menyelesaikan studinya di Universitas Konigsberg yang dibantu oleh biaya dari sanak saudaranya.</text:span></text:p>
      <text:p text:style-name="P9"><text:span text:style-name="T11">Selama studi di sana ia mempelajari hampir semua mata kuliah yang ada. Untuk mencari nafkah hidup, ia bekerja menjadi guru pribadi (privatdozen) pada beberapa keluarga kaya. Dengan kecerdasannya itulah yang menebabkan Ia telah memiliki pengaruh yang sangat luas bagi dunia intelektual. </text:span></text:p>
      <text:p text:style-name="P9"><text:span text:style-name="T11"><text:tab/>Pengaruh pemikirannya merambah dari wacana metafisika hingga etika politik, dan dari estetika hingga teologi. Lebih dari itu, dalam wacana etika ia juga mengembangkan model filsafat moral baru yang secara mendalam mempengaruhi epistemologi selanjutnya.Telaah dari pemikiran Kant merupaka kajian cukup rumit, yaitu memiliki dua alasan anatara lain. Pertama, Kant telah membongkar seluruh filsafat sebelumnya dan membangunnya secara lebih terbarukan.Ia memualinya sebagai rasionalis, namun adanya pengaruh dari pendapat-pendapat Hume menyebabkan ia mulai meragukan rasionalisme. Menurut Kant, pengertian kausalitas memang tidak dapat diperoleh dari pengalaman. </text:span></text:p>
      <text:h text:style-name="P21" text:outline-level="5"><text:span text:style-name="T13"/></text:h>
      <text:h text:style-name="P23" text:outline-level="6"><text:span text:style-name="T13"/></text:h>
      <text:h text:style-name="P22" text:outline-level="5"/>
      <text:p text:style-name="P7"/>
      <text:p text:style-name="P5"/>
      <text:p text:style-name="P17"/>
      <text:p text:style-name="P15"/>
      <text:p text:style-name="P15"/>
      <text:p text:style-name="P16"/>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sa"/>
    <style:font-face style:name="Arial" svg:font-family="Arial, Helvetica, sans-serif"/>
    <style:font-face style:name="Arial2" svg:font-family="Arial, Helvetica, sarif"/>
    <style:font-face style:name="Lohit Devanagari1" svg:font-family="'Lohit Devanagari'"/>
    <style:font-face style:name="ariaal" svg:font-family="ariaa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0:16:17.806368838</meta:creation-date>
    <dc:date>2019-03-20T11:29:36.376143242</dc:date>
    <meta:editing-duration>PT9M1S</meta:editing-duration>
    <meta:editing-cycles>1</meta:editing-cycles>
    <meta:document-statistic meta:table-count="0" meta:image-count="0" meta:object-count="0" meta:page-count="3" meta:paragraph-count="18" meta:word-count="636" meta:character-count="4828" meta:non-whitespace-character-count="4195"/>
    <meta:generator>LibreOffice/6.0.3.2$Linux_x86 LibreOffice_project/00m0$Build-2</meta:generator>
  </office:meta>
</office:document-meta>
</file>